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ν</mo>
        <mtext>kl</mtext>
      </msub>
      <mi/>
      <mo stretchy="false">⇔</mo>
      <mi/>
      <mfrac>
        <mn>1</mn>
        <mi>h</mi>
      </mfrac>
      <mi/>
      <mfrac>
        <mrow>
          <mtext>d</mtext>
          <msub>
            <mi>E</mi>
            <mi>n</mi>
          </msub>
        </mrow>
        <mrow>
          <mtext>d</mtext>
          <mi>n</mi>
        </mrow>
      </mfrac>
    </mrow>
    <annotation encoding="StarMath 5.0">alignc %inu _"kl" ~dlrarrow~ 1 over h ` {"d" E_n} over {"d" 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8:03:33.210000000</meta:creation-date>
    <meta:generator>LibreOffice/4.1.4.2$Windows_x86 LibreOffice_project/0a0440ccc0227ad9829de5f46be37cfb6edcf72</meta:generator>
  </office:meta>
</office:document-meta>
</file>